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gr11" style:family="graphic" style:parent-style-name="objectwithoutfill">
      <style:graphic-properties draw:stroke="dash" draw:stroke-dash="Fine_20_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draw:stroke="none" svg:stroke-color="#000000" draw:fill="none" draw:fill-color="#ffffff" fo:min-height="0.257cm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PT Sans"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style:text-position="super 58%" fo:font-size="10pt" fo:font-style="italic" style:font-size-asian="10pt" style:font-style-asian="italic" style:font-weight-asian="normal" style:font-size-complex="10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font-name="PT Sans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text-position="sub 58%" style:font-name="PT Sans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text-position="super 58%" style:font-name="PT Sans" fo:font-size="10pt" fo:font-style="italic" style:font-size-asian="10pt" style:font-style-asian="italic" style:font-weight-asian="normal" style:font-size-complex="10pt" style:font-style-complex="italic"/>
    </style:style>
    <style:style style:name="T12" style:family="text">
      <style:text-properties style:font-name="PT Sans" fo:font-size="10pt" style:font-size-asian="10pt" style:font-size-complex="10pt"/>
    </style:style>
    <style:style style:name="T13" style:family="text">
      <style:text-properties style:font-name="PT Sans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50000</text:span></text:p>
          </draw:text-box>
        </draw:frame>
        <draw:frame draw:style-name="gr3" draw:text-style-name="P2" draw:layer="layout" svg:width="2.159cm" svg:height="0.602cm" svg:x="11.541cm" svg:y="14.589cm">
          <draw:text-box>
            <text:p><text:span text:style-name="T1">100000</text:span></text:p>
          </draw:text-box>
        </draw:frame>
        <draw:frame draw:style-name="gr3" draw:text-style-name="P2" draw:layer="layout" svg:width="2.159cm" svg:height="0.602cm" svg:x="16.24cm" svg:y="14.462cm">
          <draw:text-box>
            <text:p><text:span text:style-name="T1">15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905cm" svg:height="0.775cm" svg:x="1.762cm" svg:y="10.271cm">
          <draw:text-box>
            <text:p><text:span text:style-name="T4">N</text:span><text:span text:style-name="T5">1</text:span><text:span text:style-name="T6">'</text:span><text:span text:style-name="T7"> - </text:span><text:span text:style-name="T4">N</text:span><text:span text:style-name="T8">2</text:span><text:span text:style-name="T6">'</text:span></text:p>
          </draw:text-box>
        </draw:frame>
        <draw:connector draw:style-name="gr7" draw:text-style-name="P1" draw:layer="layout" draw:type="line" svg:x1="3.973cm" svg:y1="10.678cm" svg:x2="4.683cm" svg:y2="10.678cm" svg:d="m3973 10678h710" svg:viewBox="0 0 711 1">
          <text:p/>
        </draw:connector>
        <draw:frame draw:style-name="gr8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9" draw:text-style-name="P1" draw:layer="layout" svg:x1="4.248cm" svg:y1="10.271cm" svg:x2="4.248cm" svg:y2="10.906cm">
          <text:p/>
        </draw:line>
        <draw:frame draw:style-name="gr10" draw:text-style-name="P6" draw:layer="layout" svg:width="1.524cm" svg:height="0.761cm" svg:x="3.921cm" svg:y="11.034cm">
          <draw:text-box>
            <text:p><text:span text:style-name="T4">i</text:span><text:span text:style-name="T8">1</text:span><text:span text:style-name="T7"> sent</text:span></text:p>
          </draw:text-box>
        </draw:frame>
        <draw:connector draw:style-name="gr7" draw:text-style-name="P1" draw:layer="layout" draw:type="line" svg:x1="5.02cm" svg:y1="10.668cm" svg:x2="6.334cm" svg:y2="10.652cm" svg:d="m5020 10668 1314-16" svg:viewBox="0 0 1315 17">
          <text:p/>
        </draw:connector>
        <draw:connector draw:style-name="gr7" draw:text-style-name="P1" draw:layer="layout" draw:type="line" svg:x1="12.16cm" svg:y1="10.563cm" svg:x2="17.256cm" svg:y2="10.557cm" svg:d="m12160 10563 5096-6" svg:viewBox="0 0 5097 7">
          <text:p/>
        </draw:connector>
        <draw:line draw:style-name="gr9" draw:text-style-name="P1" draw:layer="layout" svg:x1="8.493cm" svg:y1="10.271cm" svg:x2="8.493cm" svg:y2="10.906cm">
          <text:p/>
        </draw:line>
        <draw:line draw:style-name="gr9" draw:text-style-name="P1" draw:layer="layout" svg:x1="13.684cm" svg:y1="10.192cm" svg:x2="13.684cm" svg:y2="10.827cm">
          <text:p/>
        </draw:line>
        <draw:frame draw:style-name="gr10" draw:text-style-name="P6" draw:layer="layout" svg:width="1.524cm" svg:height="0.761cm" svg:x="7.985cm" svg:y="11.033cm">
          <draw:text-box>
            <text:p><text:span text:style-name="T4">i</text:span><text:span text:style-name="T8">2</text:span><text:span text:style-name="T7"> sent</text:span></text:p>
          </draw:text-box>
        </draw:frame>
        <draw:frame draw:style-name="gr10" draw:text-style-name="P6" draw:layer="layout" svg:width="1.524cm" svg:height="0.761cm" svg:x="13.303cm" svg:y="10.955cm">
          <draw:text-box>
            <text:p><text:span text:style-name="T4">i</text:span><text:span text:style-name="T8">3</text:span><text:span text:style-name="T7"> sent</text:span></text:p>
          </draw:text-box>
        </draw:frame>
        <draw:line draw:style-name="gr2" draw:text-style-name="P1" draw:layer="layout" svg:x1="6.208cm" svg:y1="14.221cm" svg:x2="6.208cm" svg:y2="14.729cm">
          <text:p/>
        </draw:line>
        <draw:frame draw:style-name="gr3" draw:text-style-name="P2" draw:layer="layout" svg:width="1.651cm" svg:height="0.602cm" svg:x="5.445cm" svg:y="14.716cm">
          <draw:text-box>
            <text:p><text:span text:style-name="T1">25000</text:span></text:p>
          </draw:text-box>
        </draw:frame>
        <draw:line draw:style-name="gr2" draw:text-style-name="P1" draw:layer="layout" svg:x1="3.746cm" svg:y1="10.678cm" svg:x2="4.381cm" svg:y2="10.678cm">
          <text:p/>
        </draw:line>
        <draw:line draw:style-name="gr11" draw:text-style-name="P1" draw:layer="layout" svg:x1="13.193cm" svg:y1="5.827cm" svg:x2="14.336cm" svg:y2="5.827cm">
          <text:p/>
        </draw:line>
        <draw:line draw:style-name="gr9" draw:text-style-name="P1" draw:layer="layout" svg:x1="13.193cm" svg:y1="4.938cm" svg:x2="14.336cm" svg:y2="4.938cm">
          <text:p/>
        </draw:line>
        <draw:line draw:style-name="gr2" draw:text-style-name="P1" draw:layer="layout" svg:x1="12.812cm" svg:y1="4.176cm" svg:x2="12.812cm" svg:y2="6.589cm">
          <text:p/>
        </draw:line>
        <draw:line draw:style-name="gr2" draw:text-style-name="P1" draw:layer="layout" svg:x1="17.257cm" svg:y1="4.176cm" svg:x2="17.257cm" svg:y2="6.589cm">
          <text:p/>
        </draw:line>
        <draw:line draw:style-name="gr2" draw:text-style-name="P1" draw:layer="layout" svg:x1="12.812cm" svg:y1="4.176cm" svg:x2="17.257cm" svg:y2="4.176cm">
          <text:p/>
        </draw:line>
        <draw:line draw:style-name="gr2" draw:text-style-name="P1" draw:layer="layout" svg:x1="12.812cm" svg:y1="6.589cm" svg:x2="17.257cm" svg:y2="6.589cm">
          <text:p/>
        </draw:line>
        <draw:frame draw:style-name="gr12" draw:text-style-name="P4" draw:layer="layout" svg:width="2.667cm" svg:height="0.885cm" svg:x="14.336cm" svg:y="4.561cm">
          <draw:text-box>
            <text:p><text:span text:style-name="T9">N</text:span><text:span text:style-name="T10">2</text:span><text:span text:style-name="T11">'</text:span><text:span text:style-name="T12"> </text:span><text:span text:style-name="T13">Interest</text:span><text:span text:style-name="T12"> </text:span></text:p>
          </draw:text-box>
        </draw:frame>
        <draw:frame draw:style-name="gr12" draw:text-style-name="P7" draw:layer="layout" svg:width="2.921cm" svg:height="0.885cm" svg:x="14.336cm" svg:y="5.45cm">
          <draw:text-box>
            <text:p><text:span text:style-name="T13">DTNx</text:span><text:span text:style-name="T12"> </text:span><text:span text:style-name="T13">Interest</text:span></text:p>
          </draw:text-box>
        </draw:frame>
        <draw:line draw:style-name="gr11" draw:text-style-name="P1" draw:layer="layout" svg:x1="4.429cm" svg:y1="9.89cm" svg:x2="4.429cm" svg:y2="11.16cm">
          <text:p/>
        </draw:line>
        <draw:line draw:style-name="gr11" draw:text-style-name="P1" draw:layer="layout" svg:x1="4.816cm" svg:y1="9.89cm" svg:x2="4.816cm" svg:y2="11.16cm">
          <text:p/>
        </draw:line>
        <draw:line draw:style-name="gr11" draw:text-style-name="P1" draw:layer="layout" svg:x1="5.572cm" svg:y1="9.89cm" svg:x2="5.572cm" svg:y2="11.16cm">
          <text:p/>
        </draw:line>
        <draw:frame draw:style-name="gr13" draw:text-style-name="P6" draw:layer="layout" svg:width="3.429cm" svg:height="0.761cm" svg:x="4.302cm" svg:y="8.874cm">
          <draw:text-box>
            <text:p><text:span text:style-name="T4">i</text:span><text:span text:style-name="T8">1</text:span><text:span text:style-name="T7"> re-transmiss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11T15:49:14.399321957</dc:date>
    <meta:editing-duration>PT1H24M19S</meta:editing-duration>
    <meta:editing-cycles>8</meta:editing-cycles>
    <meta:generator>LibreOffice/4.1.4.2$Linux_X86_64 LibreOffice_project/410$Build-2</meta:generator>
    <meta:document-statistic meta:object-count="36"/>
  </office:meta>
</office:document-meta>
</file>